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fo:font-style="normal" officeooo:paragraph-rsid="0052d1d6" style:font-size-asian="14pt" style:font-style-asian="normal" style:font-size-complex="14pt" style:font-style-complex="normal"/>
    </style:style>
    <style:style style:name="P3" style:family="paragraph" style:parent-style-name="Standard">
      <style:text-properties fo:font-size="14pt" fo:font-style="normal" officeooo:rsid="00b14785" officeooo:paragraph-rsid="00f5a601" style:font-size-asian="14pt" style:font-style-asian="normal" style:font-size-complex="14pt" style:font-style-complex="normal"/>
    </style:style>
    <style:style style:name="P4" style:family="paragraph" style:parent-style-name="Standard">
      <style:text-properties fo:font-size="14pt" fo:font-style="normal" officeooo:rsid="00b14785" officeooo:paragraph-rsid="00f85dc1" style:font-size-asian="14pt" style:font-style-asian="normal" style:font-size-complex="14pt" style:font-style-complex="normal"/>
    </style:style>
    <style:style style:name="P5" style:family="paragraph" style:parent-style-name="Standard">
      <style:text-properties fo:font-size="14pt" fo:font-style="normal" officeooo:rsid="00b14785" officeooo:paragraph-rsid="00fc2c89" style:font-size-asian="14pt" style:font-style-asian="normal" style:font-size-complex="14pt" style:font-style-complex="normal"/>
    </style:style>
    <style:style style:name="P6" style:family="paragraph" style:parent-style-name="Standard">
      <style:text-properties fo:font-size="14pt" fo:font-style="normal" officeooo:rsid="00b14785" officeooo:paragraph-rsid="01027ced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font-style="normal" officeooo:rsid="00b14785" officeooo:paragraph-rsid="0108a583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officeooo:rsid="00b14785" officeooo:paragraph-rsid="010aa1d7" style:font-size-asian="14pt" style:font-style-asian="normal" style:font-size-complex="14pt" style:font-style-complex="normal"/>
    </style:style>
    <style:style style:name="P9" style:family="paragraph" style:parent-style-name="Standard">
      <style:text-properties fo:font-size="14pt" fo:font-style="normal" officeooo:rsid="00b40b78" officeooo:paragraph-rsid="00f5a601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officeooo:rsid="00b5b529" officeooo:paragraph-rsid="00f5a601" style:font-size-asian="14pt" style:font-style-asian="normal" style:font-size-complex="14pt" style:font-style-complex="normal"/>
    </style:style>
    <style:style style:name="P11" style:family="paragraph" style:parent-style-name="Standard">
      <style:text-properties fo:font-size="14pt" fo:font-style="normal" officeooo:rsid="00dced64" officeooo:paragraph-rsid="00f2ebbf" style:font-size-asian="14pt" style:font-style-asian="normal" style:font-size-complex="14pt" style:font-style-complex="normal"/>
    </style:style>
    <style:style style:name="P12" style:family="paragraph" style:parent-style-name="Standard">
      <style:text-properties fo:font-size="14pt" fo:font-style="normal" officeooo:rsid="00f3778f" officeooo:paragraph-rsid="00f45d87" style:font-size-asian="14pt" style:font-style-asian="normal" style:font-size-complex="14pt" style:font-style-complex="normal"/>
    </style:style>
    <style:style style:name="P13" style:family="paragraph" style:parent-style-name="Standard">
      <style:text-properties fo:font-size="14pt" fo:font-style="normal" officeooo:rsid="00f45d87" officeooo:paragraph-rsid="00f45d87" style:font-size-asian="14pt" style:font-style-asian="normal" style:font-size-complex="14pt" style:font-style-complex="normal"/>
    </style:style>
    <style:style style:name="P14" style:family="paragraph" style:parent-style-name="Standard">
      <style:text-properties fo:font-size="14pt" fo:font-style="normal" officeooo:rsid="00f45d87" officeooo:paragraph-rsid="00f6bb5a" style:font-size-asian="14pt" style:font-style-asian="normal" style:font-size-complex="14pt" style:font-style-complex="normal"/>
    </style:style>
    <style:style style:name="P15" style:family="paragraph" style:parent-style-name="Standard">
      <style:text-properties fo:font-size="14pt" fo:font-style="normal" officeooo:rsid="00f6bb5a" officeooo:paragraph-rsid="00f6bb5a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officeooo:rsid="00f85dc1" officeooo:paragraph-rsid="00f85dc1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officeooo:rsid="00fc2c89" officeooo:paragraph-rsid="00fc2c89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officeooo:rsid="00fc2c89" officeooo:paragraph-rsid="00fe79ba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size="14pt" fo:font-style="normal" fo:font-weight="normal" officeooo:rsid="00b14785" officeooo:paragraph-rsid="00f5a601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normal" officeooo:rsid="00f6bb5a" officeooo:paragraph-rsid="00f6bb5a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fo:font-weight="normal" officeooo:rsid="00f6bb5a" officeooo:paragraph-rsid="010aa1d7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font-style="normal" fo:font-weight="normal" officeooo:rsid="00f83e21" officeooo:paragraph-rsid="00f6bb5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fo:font-weight="normal" officeooo:rsid="00f83e21" officeooo:paragraph-rsid="00f83e21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font-style="normal" fo:font-weight="normal" officeooo:rsid="01005aaa" officeooo:paragraph-rsid="01005aa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font-style="normal" fo:font-weight="normal" officeooo:rsid="01005aaa" officeooo:paragraph-rsid="010aa1d7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fo:font-weight="normal" officeooo:rsid="01013019" officeooo:paragraph-rsid="01013019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fo:font-weight="bold" officeooo:rsid="00f6bb5a" officeooo:paragraph-rsid="00f6bb5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1005aaa" officeooo:paragraph-rsid="01013019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b14785" officeooo:paragraph-rsid="01005aaa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b14785" officeooo:paragraph-rsid="010aa1d7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fe79ba" officeooo:paragraph-rsid="00fe79ba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1027ced" officeooo:paragraph-rsid="01027ce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104182c" officeooo:paragraph-rsid="010593e8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10593e8" officeooo:paragraph-rsid="010593e8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1074e2d" officeooo:paragraph-rsid="01074e2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10895cc" officeooo:paragraph-rsid="0108a583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8" style:family="paragraph" style:parent-style-name="Standard">
      <style:paragraph-properties fo:text-align="center" style:justify-single-word="false"/>
      <style:text-properties fo:font-size="32pt" fo:font-weight="bold" officeooo:paragraph-rsid="0017478d" style:font-size-asian="32pt" style:font-weight-asian="bold" style:font-size-complex="32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32pt" fo:font-weight="bold" officeooo:rsid="003634bf" officeooo:paragraph-rsid="0017478d" style:font-size-asian="32pt" style:font-weight-asian="bold" style:font-size-complex="3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20pt" fo:font-weight="bold" officeooo:paragraph-rsid="0052d1d6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20pt" officeooo:paragraph-rsid="00f5a601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fo:font-size="20pt" officeooo:paragraph-rsid="00fc2c89" style:font-size-asian="20pt" style:font-size-complex="20pt"/>
    </style:style>
    <style:style style:name="P43" style:family="paragraph" style:parent-style-name="Standard">
      <style:paragraph-properties fo:text-align="center" style:justify-single-word="false"/>
      <style:text-properties fo:font-size="20pt" officeooo:paragraph-rsid="01027ced" style:font-size-asian="20pt" style:font-size-complex="20pt"/>
    </style:style>
    <style:style style:name="P44" style:family="paragraph" style:parent-style-name="Standard">
      <style:paragraph-properties fo:text-align="center" style:justify-single-word="false"/>
      <style:text-properties fo:font-size="20pt" officeooo:paragraph-rsid="0108a583" style:font-size-asian="20pt" style:font-size-complex="20pt"/>
    </style:style>
    <style:style style:name="P45" style:family="paragraph" style:parent-style-name="Standard">
      <style:paragraph-properties fo:text-align="center" style:justify-single-word="false"/>
      <style:text-properties fo:font-size="20pt" officeooo:paragraph-rsid="010aa1d7" style:font-size-asian="20pt" style:font-size-complex="20pt"/>
    </style:style>
    <style:style style:name="P46" style:family="paragraph" style:parent-style-name="Standard">
      <style:text-properties fo:font-size="10pt" fo:font-style="normal" officeooo:rsid="00b8d9e6" officeooo:paragraph-rsid="00f5a601" style:font-size-asian="10pt" style:font-style-asian="normal" style:font-size-complex="10pt" style:font-style-complex="normal"/>
    </style:style>
    <style:style style:name="P47" style:family="paragraph" style:parent-style-name="Standard">
      <style:text-properties fo:font-size="10pt" fo:font-style="normal" officeooo:rsid="00b9f18c" officeooo:paragraph-rsid="00f5a601" style:font-size-asian="8.75pt" style:font-style-asian="normal" style:font-size-complex="10pt" style:font-style-complex="normal"/>
    </style:style>
    <style:style style:name="P48" style:family="paragraph" style:parent-style-name="Standard">
      <style:text-properties style:text-position="0% 100%" fo:font-size="14pt" fo:font-style="normal" style:text-underline-style="none" fo:font-weight="normal" officeooo:rsid="00fea83e" officeooo:paragraph-rsid="00fe79ba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style:text-position="0% 100%" fo:font-size="14pt" fo:font-style="normal" style:text-underline-style="none" fo:font-weight="normal" officeooo:rsid="0104182c" officeooo:paragraph-rsid="01027ce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text-properties style:text-position="0% 100%" fo:font-size="14pt" fo:font-style="normal" style:text-underline-style="none" fo:font-weight="normal" officeooo:rsid="010593e8" officeooo:paragraph-rsid="010593e8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text-properties style:text-position="0% 100%" fo:font-size="14pt" fo:font-style="normal" style:text-underline-style="none" fo:font-weight="normal" officeooo:rsid="010895cc" officeooo:paragraph-rsid="01074e2d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text-properties style:text-position="0% 100%" fo:font-size="14pt" fo:font-style="normal" style:text-underline-style="none" fo:font-weight="normal" officeooo:rsid="0108a583" officeooo:paragraph-rsid="0108a583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text-properties style:text-position="0% 100%" fo:font-size="14pt" fo:font-style="normal" style:text-underline-style="none" fo:font-weight="normal" officeooo:rsid="01098c7e" officeooo:paragraph-rsid="01098c7e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text-properties style:text-position="0% 100%" fo:font-size="14pt" fo:font-style="normal" style:text-underline-style="none" fo:font-weight="normal" officeooo:rsid="010aa1d7" officeooo:paragraph-rsid="010aa1d7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style:text-position="0% 100%" fo:font-size="14pt" fo:font-style="normal" style:text-underline-style="none" fo:font-weight="normal" officeooo:rsid="01013019" officeooo:paragraph-rsid="010aa1d7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text-properties style:text-position="0% 100%" fo:font-size="14pt" fo:font-style="normal" style:text-underline-style="none" fo:font-weight="bold" officeooo:rsid="01005aaa" officeooo:paragraph-rsid="010aa1d7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text-position="0% 100%" style:font-name="Liberation Serif1" fo:font-size="14pt" fo:font-style="normal" fo:font-weight="normal" officeooo:rsid="00f83e21" officeooo:paragraph-rsid="00f83e21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58" style:family="paragraph" style:parent-style-name="Standard">
      <style:text-properties style:text-position="0% 100%" style:font-name="Liberation Serif1" fo:font-size="14pt" fo:font-style="normal" fo:font-weight="normal" officeooo:rsid="00f85dc1" officeooo:paragraph-rsid="00f85dc1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59" style:family="paragraph" style:parent-style-name="Standard">
      <style:text-properties style:text-position="0% 100%" style:font-name="Liberation Serif1" fo:font-size="14pt" fo:font-style="normal" fo:font-weight="normal" officeooo:rsid="00f85dc1" officeooo:paragraph-rsid="00f83e21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60" style:family="paragraph" style:parent-style-name="Table_20_Contents">
      <style:text-properties fo:font-size="14pt" officeooo:paragraph-rsid="00f5a601" style:font-size-asian="14pt" style:font-size-complex="14pt"/>
    </style:style>
    <style:style style:name="P61" style:family="paragraph" style:parent-style-name="Table_20_Contents">
      <style:text-properties fo:font-size="10pt" officeooo:rsid="00babb09" officeooo:paragraph-rsid="00f5a601" style:font-size-asian="8.75pt" style:font-size-complex="10pt"/>
    </style:style>
    <style:style style:name="P62" style:family="paragraph" style:parent-style-name="Standard">
      <style:text-properties fo:font-size="14pt" fo:font-style="normal" officeooo:rsid="010ccc5a" officeooo:paragraph-rsid="010ccc5a" style:font-size-asian="14pt" style:font-style-asian="normal" style:font-size-complex="14pt" style:font-style-complex="normal"/>
    </style:style>
    <style:style style:name="P63" style:family="paragraph" style:parent-style-name="Standard">
      <style:text-properties fo:font-size="14pt" fo:font-style="normal" fo:font-weight="normal" officeooo:rsid="00f6bb5a" officeooo:paragraph-rsid="00f6bb5a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text-properties fo:font-size="14pt" fo:font-style="normal" fo:font-weight="normal" officeooo:rsid="01005aaa" officeooo:paragraph-rsid="01005aaa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text-properties fo:font-size="14pt" fo:font-style="normal" fo:font-weight="normal" officeooo:rsid="010ccc5a" officeooo:paragraph-rsid="010ccc5a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text-properties fo:font-size="14pt" fo:font-style="normal" fo:font-weight="normal" officeooo:rsid="010d3ccd" officeooo:paragraph-rsid="010d3ccd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text-properties fo:font-size="14pt" fo:font-style="normal" fo:font-weight="bold" officeooo:rsid="00f6bb5a" officeooo:paragraph-rsid="00f6bb5a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fo:font-size="14pt" fo:font-style="normal" fo:font-weight="bold" officeooo:rsid="010ccc5a" officeooo:paragraph-rsid="010ccc5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345e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14785" style:font-weight-asian="bold" style:font-weight-complex="bold"/>
    </style:style>
    <style:style style:name="T4" style:family="text">
      <style:text-properties fo:font-weight="bold" officeooo:rsid="00f5a601" style:font-weight-asian="bold" style:font-weight-complex="bold"/>
    </style:style>
    <style:style style:name="T5" style:family="text">
      <style:text-properties fo:font-weight="bold" officeooo:rsid="00fc2c89" style:font-weight-asian="bold" style:font-weight-complex="bold"/>
    </style:style>
    <style:style style:name="T6" style:family="text">
      <style:text-properties fo:font-weight="bold" officeooo:rsid="00fe79ba" style:font-weight-asian="bold" style:font-weight-complex="bold"/>
    </style:style>
    <style:style style:name="T7" style:family="text">
      <style:text-properties fo:font-weight="bold" officeooo:rsid="01027ced" style:font-weight-asian="bold" style:font-weight-complex="bold"/>
    </style:style>
    <style:style style:name="T8" style:family="text">
      <style:text-properties fo:font-weight="bold" officeooo:rsid="0108a583" style:font-weight-asian="bold" style:font-weight-complex="bold"/>
    </style:style>
    <style:style style:name="T9" style:family="text">
      <style:text-properties fo:font-weight="bold" officeooo:rsid="010aa1d7" style:font-weight-asian="bold" style:font-weight-complex="bold"/>
    </style:style>
    <style:style style:name="T10" style:family="text">
      <style:text-properties fo:font-weight="bold" officeooo:rsid="00f6bb5a" style:font-weight-asian="bold" style:font-weight-complex="bold"/>
    </style:style>
    <style:style style:name="T11" style:family="text">
      <style:text-properties officeooo:rsid="00b282d5"/>
    </style:style>
    <style:style style:name="T12" style:family="text">
      <style:text-properties officeooo:rsid="00b2c15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797bd" style:font-weight-asian="normal" style:font-weight-complex="normal"/>
    </style:style>
    <style:style style:name="T15" style:family="text">
      <style:text-properties fo:font-weight="normal" officeooo:rsid="00b72b2b" style:font-weight-asian="normal" style:font-weight-complex="normal"/>
    </style:style>
    <style:style style:name="T16" style:family="text">
      <style:text-properties fo:font-weight="normal" officeooo:rsid="00b8d9e6" style:font-weight-asian="normal" style:font-weight-complex="normal"/>
    </style:style>
    <style:style style:name="T17" style:family="text">
      <style:text-properties fo:font-weight="normal" officeooo:rsid="00b9f18c" style:font-weight-asian="normal" style:font-weight-complex="normal"/>
    </style:style>
    <style:style style:name="T18" style:family="text">
      <style:text-properties fo:font-weight="normal" officeooo:rsid="00bce55d" style:font-weight-asian="normal" style:font-weight-complex="normal"/>
    </style:style>
    <style:style style:name="T19" style:family="text">
      <style:text-properties fo:font-weight="normal" officeooo:rsid="01005aaa" style:font-weight-asian="normal" style:font-weight-complex="normal"/>
    </style:style>
    <style:style style:name="T20" style:family="text">
      <style:text-properties fo:font-weight="normal" officeooo:rsid="01013019" style:font-weight-asian="normal" style:font-weight-complex="normal"/>
    </style:style>
    <style:style style:name="T21" style:family="text">
      <style:text-properties fo:font-weight="normal" officeooo:rsid="00f6bb5a" style:font-weight-asian="normal" style:font-weight-complex="normal"/>
    </style:style>
    <style:style style:name="T22" style:family="text">
      <style:text-properties fo:font-weight="normal" officeooo:rsid="010ccc5a" style:font-weight-asian="normal" style:font-weight-complex="normal"/>
    </style:style>
    <style:style style:name="T23" style:family="text">
      <style:text-properties fo:font-weight="normal" officeooo:rsid="010d3ccd" style:font-weight-asian="normal" style:font-weight-complex="normal"/>
    </style:style>
    <style:style style:name="T24" style:family="text">
      <style:text-properties officeooo:rsid="00b40b78"/>
    </style:style>
    <style:style style:name="T25" style:family="text">
      <style:text-properties officeooo:rsid="00b5b529"/>
    </style:style>
    <style:style style:name="T26" style:family="text">
      <style:text-properties officeooo:rsid="00b9f18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b40b78" style:font-style-asian="normal" style:font-style-complex="normal"/>
    </style:style>
    <style:style style:name="T29" style:family="text">
      <style:text-properties fo:font-style="normal" officeooo:rsid="00b9f18c" style:font-style-asian="normal" style:font-style-complex="normal"/>
    </style:style>
    <style:style style:name="T30" style:family="text">
      <style:text-properties fo:font-style="normal" officeooo:rsid="00beaa2c" style:font-style-asian="normal" style:font-style-complex="normal"/>
    </style:style>
    <style:style style:name="T31" style:family="text">
      <style:text-properties officeooo:rsid="00babb09"/>
    </style:style>
    <style:style style:name="T32" style:family="text">
      <style:text-properties fo:font-size="10pt" officeooo:rsid="00babb09" style:font-size-asian="8.75pt" style:font-size-complex="10pt"/>
    </style:style>
    <style:style style:name="T33" style:family="text">
      <style:text-properties officeooo:rsid="00bce55d"/>
    </style:style>
    <style:style style:name="T34" style:family="text">
      <style:text-properties officeooo:rsid="00beaa2c"/>
    </style:style>
    <style:style style:name="T35" style:family="text">
      <style:text-properties officeooo:rsid="00beb066"/>
    </style:style>
    <style:style style:name="T36" style:family="text">
      <style:text-properties officeooo:rsid="00de481c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f45d87"/>
    </style:style>
    <style:style style:name="T39" style:family="text">
      <style:text-properties style:text-position="super 58%" style:font-name="Liberation Serif1" style:font-name-asian="Liberation Serif1" style:font-name-complex="Liberation Serif1"/>
    </style:style>
    <style:style style:name="T40" style:family="text">
      <style:text-properties style:text-position="super 58%" style:text-underline-style="none" fo:font-weight="normal" officeooo:rsid="00fea83e" style:font-weight-asian="normal" style:font-weight-complex="normal"/>
    </style:style>
    <style:style style:name="T41" style:family="text">
      <style:text-properties style:text-position="super 58%" style:text-underline-style="none" fo:font-weight="normal" officeooo:rsid="010593e8" style:font-weight-asian="normal" style:font-weight-complex="normal"/>
    </style:style>
    <style:style style:name="T42" style:family="text">
      <style:text-properties style:text-position="0% 100%" officeooo:rsid="00f45d87"/>
    </style:style>
    <style:style style:name="T43" style:family="text">
      <style:text-properties style:text-position="0% 100%" style:font-name="Liberation Serif1" style:font-name-asian="Liberation Serif1" style:font-name-complex="Liberation Serif1"/>
    </style:style>
    <style:style style:name="T44" style:family="text">
      <style:text-properties style:text-position="0% 100%" style:font-name="Liberation Serif1" officeooo:rsid="00f6bb5a" style:font-name-asian="Liberation Serif1" style:font-name-complex="Liberation Serif1"/>
    </style:style>
    <style:style style:name="T45" style:family="text">
      <style:text-properties style:text-position="0% 100%" style:text-underline-style="none" fo:font-weight="normal" style:font-weight-asian="normal" style:font-weight-complex="normal"/>
    </style:style>
    <style:style style:name="T46" style:family="text">
      <style:text-properties style:text-position="0% 100%" style:text-underline-style="none" fo:font-weight="normal" officeooo:rsid="00fea83e" style:font-weight-asian="normal" style:font-weight-complex="normal"/>
    </style:style>
    <style:style style:name="T47" style:family="text">
      <style:text-properties style:text-position="0% 100%" style:text-underline-style="none" fo:font-weight="normal" officeooo:rsid="01005aaa" style:font-weight-asian="normal" style:font-weight-complex="normal"/>
    </style:style>
    <style:style style:name="T48" style:family="text">
      <style:text-properties style:text-position="0% 100%" style:text-underline-style="none" fo:font-weight="normal" officeooo:rsid="0104182c" style:font-weight-asian="normal" style:font-weight-complex="normal"/>
    </style:style>
    <style:style style:name="T49" style:family="text">
      <style:text-properties style:text-position="0% 100%" style:text-underline-style="none" fo:font-weight="normal" officeooo:rsid="00e1eb4d" style:font-weight-asian="normal" style:font-weight-complex="normal"/>
    </style:style>
    <style:style style:name="T50" style:family="text">
      <style:text-properties style:text-position="0% 100%" style:text-underline-style="none" fo:font-weight="normal" officeooo:rsid="010593e8" style:font-weight-asian="normal" style:font-weight-complex="normal"/>
    </style:style>
    <style:style style:name="T51" style:family="text">
      <style:text-properties style:text-position="0% 100%" style:text-underline-style="none" fo:font-weight="normal" officeooo:rsid="01074e2d" style:font-weight-asian="normal" style:font-weight-complex="normal"/>
    </style:style>
    <style:style style:name="T52" style:family="text">
      <style:text-properties style:text-position="0% 100%" style:text-underline-style="none" fo:font-weight="normal" officeooo:rsid="010895cc" style:font-weight-asian="normal" style:font-weight-complex="normal"/>
    </style:style>
    <style:style style:name="T53" style:family="text">
      <style:text-properties style:text-position="0% 100%" style:text-underline-style="none" fo:font-weight="normal" officeooo:rsid="0108a583" style:font-weight-asian="normal" style:font-weight-complex="normal"/>
    </style:style>
    <style:style style:name="T54" style:family="text">
      <style:text-properties style:text-position="0% 100%" style:text-underline-style="none" officeooo:rsid="010593e8"/>
    </style:style>
    <style:style style:name="T55" style:family="text">
      <style:text-properties style:text-position="0% 100%" fo:font-style="italic" style:text-underline-style="none" fo:font-weight="bold" officeooo:rsid="010aa1d7" style:font-style-asian="italic" style:font-weight-asian="bold" style:font-style-complex="italic" style:font-weight-complex="bold"/>
    </style:style>
    <style:style style:name="T56" style:family="text">
      <style:text-properties officeooo:rsid="00f45d87"/>
    </style:style>
    <style:style style:name="T57" style:family="text">
      <style:text-properties officeooo:rsid="00f4b692"/>
    </style:style>
    <style:style style:name="T5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9" style:family="text">
      <style:text-properties officeooo:rsid="00f85dc1"/>
    </style:style>
    <style:style style:name="T60" style:family="text">
      <style:text-properties officeooo:rsid="00f9c374"/>
    </style:style>
    <style:style style:name="T61" style:family="text">
      <style:text-properties officeooo:rsid="00fb57e9"/>
    </style:style>
    <style:style style:name="T62" style:family="text">
      <style:text-properties officeooo:rsid="00fd8eb6"/>
    </style:style>
    <style:style style:name="T63" style:family="text">
      <style:text-properties officeooo:rsid="00fe79ba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T66" style:family="text">
      <style:text-properties style:text-underline-style="none" fo:font-weight="normal" officeooo:rsid="00fea83e" style:font-weight-asian="normal" style:font-weight-complex="normal"/>
    </style:style>
    <style:style style:name="T67" style:family="text">
      <style:text-properties officeooo:rsid="010aa1d7"/>
    </style:style>
    <style:style style:name="T68" style:family="text">
      <style:text-properties officeooo:rsid="00f6bb5a"/>
    </style:style>
    <style:style style:name="T69" style:family="text">
      <style:text-properties officeooo:rsid="010ccc5a"/>
    </style:style>
    <style:style style:name="T70" style:family="text">
      <style:text-properties officeooo:rsid="010d3c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Meataxe-64</text:p>
      <text:p text:style-name="P39"><text:span text:style-name="T69">pcchain - BGrease for AS primes</text:span>.</text:p>
      <text:p text:style-name="P37">Richard Parker <text:span text:style-name="T61">11.10</text:span>.201<text:span text:style-name="T1">7</text:span></text:p>
      <text:p text:style-name="P1"/>
      <text:p text:style-name="P40">Section 1 – Introduction<text:span text:style-name="T36">.</text:span></text:p>
      <text:p text:style-name="P2"/>
      <text:p text:style-name="P62">This document specifies the pcchain routine, needed for the greasing of a brick when AS-type codes are in use. <text:s/>It is expected to be used for primes 5-5,000 at least, and it is a major part of meataxe64. <text:s/>As such, at this early stage, it is appropriate to make it as general-purpose as possible, subject to the constraint that performance is not to be affected too much by the additional capabilities.</text:p>
      <text:p text:style-name="P62"/>
      <text:p text:style-name="P11"><text:span text:style-name="T68">The BGrease routine has the job of following some sort of addition chain, and it seems possible to produce an assembler routine </text:span><text:span text:style-name="T10">pcchain</text:span><text:span text:style-name="T21"> that should be appropriate for following addition chains for any add/subtract based HPMI implementation.</text:span><text:span text:style-name="T22"> <text:s/>One observation is that, by keeping all values fully reduced, it is only necessary to reduce a number mod p that is less than 2p-1, so that the only operation required is to subtract p from any number that is p or greater.</text:span></text:p>
      <text:p text:style-name="P20"/>
      <text:p text:style-name="P15"><text:span text:style-name="T13">The central idea is to interpret a string of bytes as a set of instructions to compute the chain by adding two already computed multiples and then reducing modulo the prime.</text:span></text:p>
      <text:p text:style-name="P20"/>
      <text:p text:style-name="P20">The byte-code.</text:p>
      <text:p text:style-name="P20">At the start of interpreting a byte, the following state is held.</text:p>
      <text:p text:style-name="P15"><text:span text:style-name="T13">The </text:span><text:span text:style-name="T2">accumulator</text:span><text:span text:style-name="T13"> - a cauldron, held in vector registers.</text:span></text:p>
      <text:p text:style-name="P15"><text:span text:style-name="T13">The </text:span><text:span text:style-name="T2">destination</text:span><text:span text:style-name="T13"> slot</text:span></text:p>
      <text:p text:style-name="P20"/>
      <text:p text:style-name="P20">At the start, the accumulator is loaded with slot number 1 (which is always seeded by BSeed) and the destination slot set to 2. <text:s/></text:p>
      <text:p text:style-name="P20"/>
      <text:p text:style-name="P20">Bytes below are given in decimal notation<text:span text:style-name="T69"> - the byte code is designed to make it as easy as possible to generate by hand, though it may be necessary to write a program to do this once the number of primes gets large. <text:s/>The present project is to do 5-181, and the hand-computation is included in this document.</text:span></text:p>
      <text:p text:style-name="P20"/>
      <text:p text:style-name="P27">0-<text:span text:style-name="T69">79</text:span><text:span text:style-name="T13"> add the slot of that number into the accumulator, store the result in the destination slot, and increment the destination slot. <text:s/>For star chains, or for parts of the computation that can be done by a star chain, these (and stop!) are the only codes needed, and they are expected to form the vast majority.</text:span></text:p>
      <text:p text:style-name="P27"><text:span text:style-name="T69">8</text:span>0-<text:span text:style-name="T69">159</text:span><text:span text:style-name="T13"> load the accumulator from the slot number </text:span><text:span text:style-name="T22">8</text:span><text:span text:style-name="T13">0 less than the byte-code.</text:span></text:p>
      <text:p text:style-name="P27"><text:span text:style-name="T69">160</text:span>-<text:span text:style-name="T69">239</text:span><text:span text:style-name="T13"> set the destination slot to be </text:span><text:span text:style-name="T22">16</text:span><text:span text:style-name="T13">0 less than the byte code</text:span></text:p>
      <text:p text:style-name="P68">240-254<text:span text:style-name="T13"> reserved for future use.</text:span></text:p>
      <text:p text:style-name="P27"><text:soft-page-break/><text:span text:style-name="T69">255</text:span> <text:span text:style-name="T13">stop - the program has completed.</text:span></text:p>
      <text:p text:style-name="P27"><text:span text:style-name="T13"/></text:p>
      <text:p text:style-name="P68"><text:span text:style-name="T13">Hence the system should be capable of handling cases up to 80 slots without difficulty. <text:s/>Slots past number 79 can be populated by star chains only, though if this becomes a serious problem, we can readily upgrade the routine to use codes 240-254 to overcome this restriction.</text:span></text:p>
      <text:p text:style-name="P20"/>
      <text:p text:style-name="P24">As an example, take p=67<text:span text:style-name="T69">, which will be the first prime to be implemented.</text:span></text:p>
      <text:p text:style-name="P24"/>
      <text:p text:style-name="P65">The multiples ultimately generated will be (in order)</text:p>
      <text:p text:style-name="P65"/>
      <text:p text:style-name="P65">0 1 2 3 6 12 60 18 32 46</text:p>
      <text:p text:style-name="P65"/>
      <text:p text:style-name="P66">Here is the code for this . . .</text:p>
      <text:p text:style-name="P65"/>
      <text:p text:style-name="P24"/>
      <text:p text:style-name="P29"><text:span text:style-name="T13">0 1 2 3 6 12 [14]</text:span><text:span text:style-name="T19"> <text:s text:c="3"/></text:span><text:span text:style-name="T13"><text:s/>18 </text:span><text:span text:style-name="T19"><text:s text:c="3"/></text:span><text:span text:style-name="T13">32 46 </text:span><text:span text:style-name="T19"><text:s/></text:span><text:span text:style-name="T23"><text:s/></text:span><text:span text:style-name="T19"><text:s text:c="3"/></text:span><text:span text:style-name="T13">60</text:span></text:p>
      <text:p text:style-name="P24">0 1 2 3 4 <text:s/>5 <text:s text:c="3"/>6 <text:s text:c="8"/>7 <text:s text:c="5"/>8 <text:s text:c="2"/>9 <text:s text:c="2"/><text:span text:style-name="T70"><text:s/></text:span><text:s text:c="4"/>6</text:p>
      <text:p text:style-name="P24"><text:s text:c="6"/>1 1 3 <text:s/>4 <text:s text:c="3"/>2 <text:s text:c="4"/><text:span text:style-name="T70">8</text:span>5 4 <text:s text:c="4"/>6 <text:s text:c="2"/>6 <text:s text:c="3"/><text:span text:style-name="T70">16</text:span>6 6<text:span text:style-name="T70"> 255</text:span></text:p>
      <text:p text:style-name="P24"/>
      <text:p text:style-name="P66">Let's follow this in detail</text:p>
      <text:p text:style-name="P66"/>
      <text:p text:style-name="P66">Code<text:tab/><text:tab/>Accumulator<text:tab/>goes to<text:tab/>new destination</text:p>
      <text:p text:style-name="P66"><text:s text:c="2"/>-<text:tab/><text:tab/> <text:s text:c="9"/>1<text:tab/> <text:tab/> <text:s text:c="2"/>-<text:tab/><text:tab/><text:tab/>2</text:p>
      <text:p text:style-name="P66"><text:s text:c="2"/>1<text:tab/>1+1<text:tab/><text:tab/>2<text:tab/><text:tab/> <text:s/>2<text:tab/><text:tab/><text:tab/>3</text:p>
      <text:p text:style-name="P66"><text:s text:c="2"/>1<text:tab/>2+1<text:tab/><text:tab/>3<text:tab/><text:tab/> <text:s/>3<text:tab/><text:tab/><text:tab/>4</text:p>
      <text:p text:style-name="P66"><text:s text:c="2"/>3<text:tab/>3+3<text:tab/><text:tab/>6<text:tab/><text:tab/> <text:s/>4<text:tab/><text:tab/><text:tab/>5</text:p>
      <text:p text:style-name="P66"><text:s text:c="2"/>4<text:tab/>6+6<text:tab/><text:tab/>12<text:tab/><text:tab/> <text:s/>5<text:tab/><text:tab/><text:tab/>6</text:p>
      <text:p text:style-name="P66"><text:s text:c="2"/>2<text:tab/>12+2<text:tab/><text:tab/>14<text:tab/><text:tab/> <text:s/>6<text:tab/><text:tab/><text:tab/>7</text:p>
      <text:p text:style-name="P66"><text:s/>85<text:tab/>load 12<text:tab/>12<text:tab/><text:tab/> <text:s/>-<text:tab/><text:tab/><text:tab/>7</text:p>
      <text:p text:style-name="P66"><text:s text:c="2"/>4<text:tab/>12+6<text:tab/><text:tab/>18<text:tab/><text:tab/> <text:s/>7<text:tab/><text:tab/><text:tab/>8</text:p>
      <text:p text:style-name="P66"><text:s text:c="2"/>6<text:tab/>18+14<text:tab/>32<text:tab/><text:tab/> <text:s/>8<text:tab/><text:tab/><text:tab/>9</text:p>
      <text:p text:style-name="P66"><text:s text:c="2"/>6<text:tab/>32+14<text:tab/>46<text:tab/><text:tab/> <text:s/>9<text:tab/><text:tab/><text:tab/>10</text:p>
      <text:p text:style-name="P66">166<text:tab/> <text:s text:c="3"/>-<text:tab/><text:tab/>46<text:tab/><text:tab/> <text:s/>-<text:tab/><text:tab/><text:tab/>6</text:p>
      <text:p text:style-name="P66"><text:s text:c="2"/>6<text:tab/>46+14<text:tab/>60<text:tab/><text:tab/> <text:s/>6<text:tab/><text:tab/><text:tab/>7</text:p>
      <text:p text:style-name="P66">255<text:tab/>stop</text:p>
      <text:p text:style-name="P20"/>
      <text:p text:style-name="P20">The addition chains of meataxe64 are all relatively short, so it is expected that the processor (provided it is sufficiently modern) will learn to predict all the branches<text:span text:style-name="T70"> involved in the byte-code interpretations</text:span> correctly.</text:p>
      <text:p text:style-name="P22"/>
      <text:p text:style-name="P23">All the vector operations of pcchain are done at 64-bit length, with a set of parameters to provide the data needed to work.</text:p>
      <text:p text:style-name="P23"/>
      <text:p text:style-name="P23">Reduction (of a number known to be less than 2p) is done by the following method. <text:s/>Bear in mind that all these operations are done to 64-bit chunks that <text:span text:style-name="T70">usually </text:span>contain more than one entry each.</text:p>
      <text:p text:style-name="P23"><text:soft-page-break/></text:p>
      <text:p text:style-name="P23">Firstly a number 2<text:span text:style-name="T37">N</text:span><text:span text:style-name="T44">−</text:span><text:span text:style-name="T43">p (provided in the parameters) is added, where N is chosen so that 2</text:span><text:span text:style-name="T39">N</text:span><text:span text:style-name="T43"> &gt; p. <text:s/>The result has the 2</text:span><text:span text:style-name="T39">N</text:span><text:span text:style-name="T43"> bit set if and only if the result was p or larger.</text:span></text:p>
      <text:p text:style-name="P57"/>
      <text:p text:style-name="P23"><text:span text:style-name="T43">Secondly a logical 'and' is done with 2</text:span><text:span text:style-name="T39">N</text:span><text:span text:style-name="T43"> to keep this bit only.</text:span></text:p>
      <text:p text:style-name="P57"/>
      <text:p text:style-name="P58">This bit (1 if reduction required, 0 if not) is then shifted into the units position (the original is retained as well.</text:p>
      <text:p text:style-name="P57"/>
      <text:p text:style-name="P59">The the shifted bit is subtracted from the unshifted bit to make a number that is either all 1 (if subtraction of p is wanted) or all zero otherwise.</text:p>
      <text:p text:style-name="P59"/>
      <text:p text:style-name="P58">A logical AND is then done between p and this result. <text:s/>This is then p if subtraction is required and 0 otherwise.</text:p>
      <text:p text:style-name="P58"/>
      <text:p text:style-name="P58">All that remains is to subtract this value from the original one.</text:p>
      <text:p text:style-name="P14"/>
      <text:p text:style-name="P16">Let's look at the performance of this process on Haswell.</text:p>
      <text:p text:style-name="P12"/>
      <text:p text:style-name="P12"><text:span text:style-name="T56">P15<text:tab/>ADD 2</text:span><text:span text:style-name="T38">n</text:span><text:span text:style-name="T42">-p for some 2</text:span><text:span text:style-name="T38">n</text:span><text:span text:style-name="T42"> larger than p</text:span></text:p>
      <text:p text:style-name="P12"><text:span text:style-name="T42">P015<text:tab/>AND with 2</text:span><text:span text:style-name="T38">n</text:span> </text:p>
      <text:p text:style-name="P16">P0 P5<text:tab/>Logical Right shift of this into unit position</text:p>
      <text:p text:style-name="P13">P15<text:tab/>SUBTRACT <text:span text:style-name="T59">this unit position</text:span></text:p>
      <text:p text:style-name="P13">P015<text:tab/>AND that with p</text:p>
      <text:p text:style-name="P13">P15<text:tab/>SUBTRACT the result from the original number.</text:p>
      <text:p text:style-name="P13"/>
      <text:p text:style-name="P16">7 mu-ops all to P015, with a full 7-step dependency chain runing through them<text:span text:style-name="T60">, but we will be doing four at once, so the latency is not likely to be much of an issue. <text:s/>It does mean, however, that we probably will want to resequence the instructions a bit to try to alleviate the bottleneck on the logical right shift.</text:span></text:p>
      <text:p text:style-name="P12"><text:line-break/><text:span text:style-name="T56">For 8 and 16 bit cases, there is an alternative in three mu-ops</text:span></text:p>
      <text:p text:style-name="P12"/>
      <text:p text:style-name="P13">P<text:span text:style-name="T57">15</text:span><text:tab/>CMPGTB or CMPGTW<text:span text:style-name="T59"> value and p-1</text:span></text:p>
      <text:p text:style-name="P13">P015<text:tab/>AND that with p</text:p>
      <text:p text:style-name="P13">P15<text:tab/>SUBTRACT the result from the original number.</text:p>
      <text:p text:style-name="P13"/>
      <text:p text:style-name="P16">This is clearly considerably faster<text:span text:style-name="T60">, and probably means that separate versions (pcchainb and pcchainw) will be written in due course. <text:s/>They may well be selected using the spare byte-codes to switch modes.</text:span><text:span text:style-name="T55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7-10-11T13:55:28.589142528</dc:date>
    <meta:editing-duration>P1DT10H18M4S</meta:editing-duration>
    <meta:editing-cycles>210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995" meta:character-count="5342" meta:non-whitespace-character-count="4225"/>
  </office:meta>
</office:document-meta>
</file>